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Roboto Slab" svg:font-family="'Roboto Slab'"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margin-top="0in" fo:margin-bottom="0in" style:contextual-spacing="false" fo:line-height="5%"/>
      <style:text-properties fo:font-size="10pt" style:font-size-asian="10pt"/>
    </style:style>
    <style:style style:name="P2" style:family="paragraph" style:parent-style-name="Text_20_body">
      <style:paragraph-properties fo:margin-left="0.0417in" fo:margin-right="0in" fo:margin-top="0in" fo:margin-bottom="0in" style:contextual-spacing="false" fo:line-height="0.1937in" fo:text-indent="0in" style:auto-text-indent="false"/>
    </style:style>
    <style:style style:name="P3" style:family="paragraph" style:parent-style-name="Standard">
      <style:text-properties style:font-name="Roboto Slab" fo:font-size="10pt" officeooo:rsid="001a8c24" officeooo:paragraph-rsid="001a8c24" style:font-size-asian="10pt" style:font-size-complex="10pt"/>
    </style:style>
    <style:style style:name="P4" style:family="paragraph" style:parent-style-name="Heading_20_1">
      <style:paragraph-properties fo:margin-left="0in" fo:margin-right="0in" fo:margin-top="0.1043in" fo:margin-bottom="0in" style:contextual-spacing="false" fo:text-indent="0in" style:auto-text-indent="false" fo:break-before="column"/>
      <style:text-properties style:font-name="Roboto Slab" fo:font-size="10pt" officeooo:paragraph-rsid="00197dba" style:font-size-asian="10pt" style:font-size-complex="10pt"/>
    </style:style>
    <style:style style:name="P5" style:family="paragraph" style:parent-style-name="Standard">
      <style:text-properties style:font-name="Roboto Slab" fo:font-size="10pt" fo:letter-spacing="-0.002in" officeooo:paragraph-rsid="000e7dad" style:font-size-asian="10pt" style:font-size-complex="10pt" style:text-scale="95%"/>
    </style:style>
    <style:style style:name="P6" style:family="paragraph" style:parent-style-name="Standard">
      <style:text-properties style:font-name="Roboto Slab" fo:font-size="10pt" fo:letter-spacing="-0.002in" officeooo:paragraph-rsid="001c834e" style:font-size-asian="10pt" style:font-size-complex="10pt" style:text-scale="95%"/>
    </style:style>
    <style:style style:name="P7" style:family="paragraph" style:parent-style-name="Standard">
      <style:text-properties style:font-name="Roboto Slab" fo:font-size="10pt" fo:letter-spacing="-0.002in" officeooo:rsid="001fa3f4" officeooo:paragraph-rsid="001c834e" style:font-size-asian="10pt" style:font-size-complex="10pt" style:text-scale="95%"/>
    </style:style>
    <style:style style:name="P8" style:family="paragraph" style:parent-style-name="Standard">
      <style:text-properties style:font-name="Roboto Slab" fo:font-size="10pt" fo:letter-spacing="-0.002in" officeooo:rsid="001fa3f4" officeooo:paragraph-rsid="001fa3f4" style:font-size-asian="10pt" style:font-size-complex="10pt" style:text-scale="95%"/>
    </style:style>
    <style:style style:name="P9" style:family="paragraph" style:parent-style-name="Standard">
      <style:text-properties style:font-name="Roboto Slab" fo:font-size="10pt" fo:letter-spacing="-0.002in" officeooo:paragraph-rsid="001fa3f4" style:font-size-asian="10pt" style:font-size-complex="10pt" style:text-scale="95%"/>
    </style:style>
    <style:style style:name="P10" style:family="paragraph" style:parent-style-name="Standard">
      <style:text-properties style:font-name="Roboto Slab" fo:font-size="10pt" officeooo:rsid="001a8c24" officeooo:paragraph-rsid="001a8c24" style:font-size-asian="10pt" style:font-size-complex="10pt"/>
    </style:style>
    <style:style style:name="P11" style:family="paragraph" style:parent-style-name="Standard">
      <style:text-properties style:font-name="Roboto Slab" fo:font-size="10pt" officeooo:paragraph-rsid="00040302" style:font-size-asian="10pt" style:font-size-complex="10pt"/>
    </style:style>
    <style:style style:name="P12" style:family="paragraph" style:parent-style-name="Standard">
      <style:text-properties style:font-name="Roboto Slab" fo:font-size="10pt" officeooo:paragraph-rsid="001a8c24" style:font-size-asian="10pt" style:font-size-complex="10pt"/>
    </style:style>
    <style:style style:name="P13" style:family="paragraph" style:parent-style-name="Standard">
      <style:text-properties style:font-name="Roboto Slab" fo:font-size="10pt" fo:letter-spacing="-0.002in" officeooo:paragraph-rsid="000a7ab9" style:font-size-asian="10pt" style:font-size-complex="10pt" style:text-scale="95%"/>
    </style:style>
    <style:style style:name="P14" style:family="paragraph" style:parent-style-name="Standard">
      <style:text-properties style:font-name="Roboto Slab" fo:font-size="10pt" fo:letter-spacing="-0.002in" officeooo:rsid="001a8c24" officeooo:paragraph-rsid="001a8c24" style:font-size-asian="10pt" style:font-size-complex="10pt" style:text-scale="95%"/>
    </style:style>
    <style:style style:name="P15" style:family="paragraph" style:parent-style-name="Standard">
      <style:text-properties style:font-name="Roboto Slab" fo:font-size="10pt" fo:letter-spacing="-0.002in" officeooo:paragraph-rsid="000e7dad" style:font-size-asian="10pt" style:font-size-complex="10pt" style:text-scale="95%"/>
    </style:style>
    <style:style style:name="P16" style:family="paragraph" style:parent-style-name="Standard">
      <style:paragraph-properties fo:margin-left="0.0835in" fo:margin-right="0in" fo:margin-top="0.1429in" fo:margin-bottom="0in" style:contextual-spacing="false" fo:text-align="start" style:justify-single-word="false" fo:text-indent="0in" style:auto-text-indent="false"/>
      <style:text-properties style:font-name="Roboto Slab" fo:font-size="10pt" fo:letter-spacing="-0.002in" officeooo:rsid="001a8c24" officeooo:paragraph-rsid="001c834e" style:font-size-asian="10pt" style:font-size-complex="10pt" style:text-scale="95%"/>
    </style:style>
    <style:style style:name="P17" style:family="paragraph" style:parent-style-name="Text_20_body">
      <style:paragraph-properties fo:margin-left="0.0693in" fo:margin-right="0.9402in" fo:margin-top="0.0319in" fo:margin-bottom="0in" style:contextual-spacing="false" fo:line-height="108%" fo:text-indent="0in" style:auto-text-indent="false"/>
      <style:text-properties style:font-name="Roboto Slab" fo:font-size="10pt" officeooo:rsid="00067393" officeooo:paragraph-rsid="00067393" style:font-size-asian="10pt" style:font-size-complex="10pt"/>
    </style:style>
    <style:style style:name="P18" style:family="paragraph" style:parent-style-name="Text_20_body">
      <style:paragraph-properties fo:margin-left="0in" fo:margin-right="0.9402in" fo:margin-top="0.0319in" fo:margin-bottom="0in" style:contextual-spacing="false" fo:line-height="108%" fo:text-indent="0in" style:auto-text-indent="false"/>
      <style:text-properties style:font-name="Roboto Slab" fo:font-size="10pt" fo:font-weight="bold" officeooo:rsid="00067393" officeooo:paragraph-rsid="00067393" style:font-size-asian="10pt" style:font-weight-asian="bold" style:font-size-complex="10pt" style:font-weight-complex="bold"/>
    </style:style>
    <style:style style:name="T1" style:family="text">
      <style:text-properties fo:font-weight="bold" style:font-weight-asian="bold" style:font-weight-complex="bold"/>
    </style:style>
    <style:style style:name="T2" style:family="text">
      <style:text-properties fo:letter-spacing="-0.0008in" style:text-scale="120%"/>
    </style:style>
    <style:style style:name="T3" style:family="text">
      <style:text-properties fo:letter-spacing="-0.002in" style:text-scale="95%"/>
    </style:style>
    <style:style style:name="T4" style:family="text">
      <style:text-properties fo:letter-spacing="-0.002in" fo:font-weight="bold" style:font-weight-asian="bold" style:font-weight-complex="bold" style:text-scale="95%"/>
    </style:style>
    <style:style style:name="T5" style:family="text">
      <style:text-properties fo:letter-spacing="-0.002in" fo:font-weight="bold" officeooo:rsid="001fa3f4" style:font-weight-asian="bold" style:font-weight-complex="bold" style:text-scale="95%"/>
    </style:style>
    <style:style style:name="T6" style:family="text">
      <style:text-properties officeooo:rsid="00067393"/>
    </style:style>
    <style:style style:name="T7" style:family="text">
      <style:text-properties fo:font-weight="normal" style:font-weight-asian="normal"/>
    </style:style>
    <style:style style:name="T8" style:family="text">
      <style:text-properties fo:font-weight="normal" officeooo:rsid="00067393" style:font-weight-asian="normal" style:font-weight-complex="normal"/>
    </style:style>
    <style:style style:name="T9" style:family="text">
      <style:text-properties style:text-scale="110%"/>
    </style:style>
    <style:style style:name="T10" style:family="text">
      <style:text-properties officeooo:rsid="001fa3f4"/>
    </style:style>
    <style:style style:name="T11" style:family="text">
      <style:text-properties style:font-name="Roboto Slab" fo:font-size="10pt" fo:font-weight="bold" style:font-size-asian="10pt" style:font-weight-asian="bold" style:font-size-complex="10pt" style:font-weight-complex="bold"/>
    </style:style>
    <style:style style:name="T12" style:family="text">
      <style:text-properties style:font-name="Roboto Slab" fo:font-size="10pt" style:font-size-asian="10pt" style:font-size-complex="10pt"/>
    </style:style>
    <style:style style:name="T13" style:family="text">
      <style:text-properties style:font-name="Roboto Slab" fo:font-size="10pt" officeooo:rsid="00067393" style:font-size-asian="10pt" style:font-size-complex="10pt"/>
    </style:style>
    <style:style style:name="T14" style:family="text">
      <style:text-properties style:font-name="Roboto Slab" fo:font-size="10pt" fo:font-weight="normal" style:font-size-asian="10pt" style:font-weight-asian="normal" style:font-size-complex="10pt"/>
    </style:style>
    <style:style style:name="T15" style:family="text">
      <style:text-properties fo:font-size="10pt" style:font-size-asian="10pt" style:font-size-complex="10pt"/>
    </style:style>
    <style:style style:name="T16" style:family="text">
      <style:text-properties fo:font-size="10pt" officeooo:rsid="00067393" style:font-size-asian="10pt" style:font-size-complex="10pt"/>
    </style:style>
    <style:style style:name="T17" style:family="text">
      <style:text-properties fo:font-size="10pt" fo:font-weight="normal" style:font-size-asian="10pt" style:font-weight-asian="normal" style:font-size-complex="10pt"/>
    </style:style>
    <style:style style:name="T18" style:family="text">
      <style:text-properties fo:font-size="10pt" fo:font-weight="bold" style:font-size-asian="10pt" style:font-weight-asian="bold" style:font-size-complex="10pt" style:font-weight-complex="bold"/>
    </style:style>
    <style:style style:name="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1">Experiment No </text:span>: <text:span text:style-name="T10">10</text:span></text:p>
      <text:p text:style-name="P11"/>
      <text:p text:style-name="P12"><text:span text:style-name="T1">Aim</text:span> : <text:span text:style-name="T2">Arithmetic Operations</text:span></text:p>
      <text:p text:style-name="P13"/>
      <text:p text:style-name="P14"><text:span text:style-name="T1">Procedure</text:span> : </text:p>
      <text:p text:style-name="P16"><text:span text:style-name="T9">Write programs that perform the tasks listed in 8051. Use comments on each line of code and try to use as few lines as possible. All numbers may be considered to be unsigned numbers.</text:span></text:p>
      <text:p text:style-name="P16"><text:span text:style-name="T9">l. Add the bytes in RAM locations 34h and 35h: put the result in register R5 (LSB) and R6 (MSB).</text:span></text:p>
      <text:p text:style-name="P16"><text:span text:style-name="T9">2- Add the bytes in registers R3 and R4; put the result in RAM location 4Ah (LSB) and 4Bh (MSB).</text:span></text:p>
      <text:p text:style-name="P16"><text:span text:style-name="T9">3. Add the number 84h to RAM locations l 7h and 18h.</text:span></text:p>
      <text:p text:style-name="P16"><text:span text:style-name="T9">4. Add the byte in external RAM location 02CDh to internal RAM location l9h; put the result into external RAM location 0000h (LSB) and 00C1h (MSB).</text:span></text:p>
      <text:p text:style-name="P16"><text:span text:style-name="T9">5-8. Repeat Problems 1-4, assuming the numbers are in BCD format.</text:span></text:p>
      <text:p text:style-name="P16"><text:span text:style-name="T9">9. Subtract the contents of R2 from the number F3h; put the result in external RAM location 028Bh.</text:span></text:p>
      <text:p text:style-name="P16"><text:span text:style-name="T9">10. Subtract the contents of R l from R0; put the result in R7.</text:span></text:p>
      <text:p text:style-name="P16"><text:span text:style-name="T9">11. Subtract the contents of RAM location 13h from RAM location 2Bh: put the result in RAM location 3Ch.</text:span></text:p>
      <text:p text:style-name="P16"><text:span text:style-name="T9">12. Subtract the contents of TH0 from TH I: put the result in TL0.</text:span></text:p>
      <text:p text:style-name="P16"><text:span text:style-name="T9">13. Increment the contents of RAM location 13h, 14h and 15h using indirect addressing only.</text:span></text:p>
      <text:p text:style-name="P16"><text:span text:style-name="T9">14. Increment TLI by I Oh.</text:span></text:p>
      <text:p text:style-name="P16"><text:span text:style-name="T9">15. Increment external RAM locations 0100h and 0200h.</text:span></text:p>
      <text:p text:style-name="P16"><text:span text:style-name="T9">16. Add a 1 to every external RAM address from 00h to 06h.</text:span></text:p>
      <text:p text:style-name="P16"><text:span text:style-name="T9">17. Add a 1 to every external RAM address from 0100h to 0106h.</text:span></text:p>
      <text:p text:style-name="P16"><text:span text:style-name="T9">18. Decrement TL0. THO, TL1, and TH l.</text:span></text:p>
      <text:p text:style-name="P16"><text:span text:style-name="T9">19. Decrement external RAM locations 0l23h and 01 BDh.</text:span></text:p>
      <text:p text:style-name="P16"><text:span text:style-name="T9">20. Decrement external RAM locations 45h and 46h.</text:span></text:p>
      <text:p text:style-name="P16"><text:span text:style-name="T9">21. Multiply the data in RAM location 22h by the data in RAM location l5h; put the result in RAM locations 19h (low byte) and lAh (high byte).</text:span></text:p>
      <text:p text:style-name="P5"/>
      <text:p text:style-name="P5"/>
      <text:p text:style-name="P5"/>
      <text:p text:style-name="P5"/>
      <text:p text:style-name="P5"/>
      <text:p text:style-name="P5"/>
      <text:p text:style-name="P3"><text:span text:style-name="T4"/></text:p>
      <text:p text:style-name="P3"><text:span text:style-name="T4"/></text:p>
      <text:p text:style-name="P3"><text:span text:style-name="T4"/></text:p>
      <text:p text:style-name="P3"><text:soft-page-break/><text:span text:style-name="T5">Programs</text:span><text:span text:style-name="T3"> :</text:span></text:p>
      <text:p text:style-name="P8">1.</text:p>
      <text:p text:style-name="P8">MOV R6,#0</text:p>
      <text:p text:style-name="P8">MOV R5,#0</text:p>
      <text:p text:style-name="P8">MOV A,34h</text:p>
      <text:p text:style-name="P8">ADD A,35h</text:p>
      <text:p text:style-name="P8">JNC NOC</text:p>
      <text:p text:style-name="P8">INC R6</text:p>
      <text:p text:style-name="P8">NOC: MOV R5,A</text:p>
      <text:p text:style-name="P6"/>
      <text:p text:style-name="P8">2.</text:p>
      <text:p text:style-name="P6">MOV 4Ah,#0</text:p>
      <text:p text:style-name="P6">MOV 4Bh,#0</text:p>
      <text:p text:style-name="P6">MOV A,R3</text:p>
      <text:p text:style-name="P6">ADD A,R4</text:p>
      <text:p text:style-name="P6">JNC NOC</text:p>
      <text:p text:style-name="P6">INC 4Bh</text:p>
      <text:p text:style-name="P6">NOC: MOV 4Ah,A</text:p>
      <text:p text:style-name="P6"/>
      <text:p text:style-name="P8">3.</text:p>
      <text:p text:style-name="P8">MOV A, 84h</text:p>
      <text:p text:style-name="P8">ADD A,17h</text:p>
      <text:p text:style-name="P8">MOV 17h,A</text:p>
      <text:p text:style-name="P8">MOV A, 84h</text:p>
      <text:p text:style-name="P8">ADD A,18h</text:p>
      <text:p text:style-name="P8">MOV 18h,A</text:p>
      <text:p text:style-name="P8"/>
      <text:p text:style-name="P8">4.</text:p>
      <text:p text:style-name="P6">MOV R5,#0 ;local MSB</text:p>
      <text:p text:style-name="P6">MOV DPTR, #02CDH</text:p>
      <text:p text:style-name="P6">MOV A, #0</text:p>
      <text:p text:style-name="P6">MOVX A, @DPTR ;get external value</text:p>
      <text:p text:style-name="P6">ADD A, 19h</text:p>
      <text:p text:style-name="P6">JNC NOC</text:p>
      <text:p text:style-name="P6">INC R5 ;increment local msb</text:p>
      <text:p text:style-name="P6">NOC:MOV DPTR, #0000h</text:p>
      <text:p text:style-name="P6">MOVX @DPTR,A ;Move lsb to external memory</text:p>
      <text:p text:style-name="P6">MOV DPTR, #00C1h</text:p>
      <text:p text:style-name="P6">MOV A,R5</text:p>
      <text:p text:style-name="P6">MOVX @DPTR, A ; move MSB to external memory</text:p>
      <text:p text:style-name="P6"/>
      <text:p text:style-name="P8">5.</text:p>
      <text:p text:style-name="P8">MOV R6,#0</text:p>
      <text:p text:style-name="P8">MOV R5,#0</text:p>
      <text:p text:style-name="P8">MOV A,34h</text:p>
      <text:p text:style-name="P8">ADD A,35h</text:p>
      <text:p text:style-name="P8">DA A</text:p>
      <text:p text:style-name="P8">JNC NOC</text:p>
      <text:p text:style-name="P8">INC R6</text:p>
      <text:p text:style-name="P8">NOC: MOV R5,A</text:p>
      <text:p text:style-name="P8"/>
      <text:p text:style-name="P8">6.</text:p>
      <text:p text:style-name="P8">MOV 4Ah,#0</text:p>
      <text:p text:style-name="P8">MOV 4Bh,#0</text:p>
      <text:p text:style-name="P8">MOV A,R3</text:p>
      <text:p text:style-name="P8"><text:soft-page-break/>ADD A,R4</text:p>
      <text:p text:style-name="P8">DA A</text:p>
      <text:p text:style-name="P8">JNC NOC</text:p>
      <text:p text:style-name="P8">INC 4Bh</text:p>
      <text:p text:style-name="P8">NOINV: MOV 4Ah,A</text:p>
      <text:p text:style-name="P8"/>
      <text:p text:style-name="P8">7.</text:p>
      <text:p text:style-name="P8">MOV A, 84h</text:p>
      <text:p text:style-name="P8">ADD A,17h</text:p>
      <text:p text:style-name="P8">DA A</text:p>
      <text:p text:style-name="P8">MOV 17h,A</text:p>
      <text:p text:style-name="P8">MOV A, 84h</text:p>
      <text:p text:style-name="P8">ADD A,18h</text:p>
      <text:p text:style-name="P8">DA A</text:p>
      <text:p text:style-name="P8">MOV 18h,A</text:p>
      <text:p text:style-name="P8"/>
      <text:p text:style-name="P8">8.</text:p>
      <text:p text:style-name="P8">MOV R5,#0 ;local MSB</text:p>
      <text:p text:style-name="P8">MOV DPTR, #02CDH</text:p>
      <text:p text:style-name="P8">MOV A, #0</text:p>
      <text:p text:style-name="P8">MOVX A, @DPTR ;get external value</text:p>
      <text:p text:style-name="P8">ADD A, 19h</text:p>
      <text:p text:style-name="P8">DA A</text:p>
      <text:p text:style-name="P8">JNC NOC</text:p>
      <text:p text:style-name="P8">INC R5 ;increment local msb</text:p>
      <text:p text:style-name="P8">MOV DPTR, #0000h</text:p>
      <text:p text:style-name="P8">MOVX @DPTR,A ;Move lsb to external memory</text:p>
      <text:p text:style-name="P8">MOV DPTR, #00C1h</text:p>
      <text:p text:style-name="P8">MOV A,R5</text:p>
      <text:p text:style-name="P8">MOVX @DPTR, A ; move MSB to external memory</text:p>
      <text:p text:style-name="P8"/>
      <text:p text:style-name="P8">9.</text:p>
      <text:p text:style-name="P8">CLR C</text:p>
      <text:p text:style-name="P8">MOV A,R2</text:p>
      <text:p text:style-name="P8">SUBB A,#0f3h</text:p>
      <text:p text:style-name="P8">JNC NOC</text:p>
      <text:p text:style-name="P8">CPL A</text:p>
      <text:p text:style-name="P8">INC A</text:p>
      <text:p text:style-name="P8">NOC: Mov DPTR, #028Bh</text:p>
      <text:p text:style-name="P8">MOVX @DPTR, A</text:p>
      <text:p text:style-name="P8"/>
      <text:p text:style-name="P8">10.</text:p>
      <text:p text:style-name="P8">CLR C</text:p>
      <text:p text:style-name="P8">MOV A,R1</text:p>
      <text:p text:style-name="P8">SUBB A,R0</text:p>
      <text:p text:style-name="P8">JNC NOC</text:p>
      <text:p text:style-name="P8">CPL A</text:p>
      <text:p text:style-name="P8">INC A</text:p>
      <text:p text:style-name="P8">NOC: MOV R7,A</text:p>
      <text:p text:style-name="P6"/>
      <text:p text:style-name="P8">11.</text:p>
      <text:p text:style-name="P8">CLR C</text:p>
      <text:p text:style-name="P8">MOV A,13h</text:p>
      <text:p text:style-name="P8">SUBB A,2bh</text:p>
      <text:p text:style-name="P8">JNC NOC</text:p>
      <text:p text:style-name="P8"><text:soft-page-break/>CPL A</text:p>
      <text:p text:style-name="P8">INC A</text:p>
      <text:p text:style-name="P8">NOC: MOV 3ch,A</text:p>
      <text:p text:style-name="P8"/>
      <text:p text:style-name="P8">12.</text:p>
      <text:p text:style-name="P6">CLR C</text:p>
      <text:p text:style-name="P6">MOV A,TH1</text:p>
      <text:p text:style-name="P6">SUBB A, TH0</text:p>
      <text:p text:style-name="P6">JNC NOC</text:p>
      <text:p text:style-name="P6">CPL A</text:p>
      <text:p text:style-name="P6">INC A</text:p>
      <text:p text:style-name="P6">NOC: MOV TL0,A</text:p>
      <text:p text:style-name="P6"/>
      <text:p text:style-name="P8">13.</text:p>
      <text:p text:style-name="P8">CLR C</text:p>
      <text:p text:style-name="P8">MOV R5, #2; counter</text:p>
      <text:p text:style-name="P8">MOV R1, #13h; Address register</text:p>
      <text:p text:style-name="P8">MOV A,@R1 ; Move first value</text:p>
      <text:p text:style-name="P8">LOOP:</text:p>
      <text:p text:style-name="P8">INC R1</text:p>
      <text:p text:style-name="P8">SUBB A, @R1</text:p>
      <text:p text:style-name="P8">JNC NOC</text:p>
      <text:p text:style-name="P8">CPL A</text:p>
      <text:p text:style-name="P8">INC A</text:p>
      <text:p text:style-name="P8">DJNZ R5, LOOP</text:p>
      <text:p text:style-name="P8"/>
      <text:p text:style-name="P8">14.</text:p>
      <text:p text:style-name="P8">ADD TL1, #10h</text:p>
      <text:p text:style-name="P8"/>
      <text:p text:style-name="P8">15.</text:p>
      <text:p text:style-name="P8">MOV DPTR, #0100h</text:p>
      <text:p text:style-name="P8">ACALL EXTINC</text:p>
      <text:p text:style-name="P8">MOV DPTR, #0200h</text:p>
      <text:p text:style-name="P8">ACALL EXTINC</text:p>
      <text:p text:style-name="P8">JMP STOP</text:p>
      <text:p text:style-name="P8">; increment external memory location</text:p>
      <text:p text:style-name="P8">EXTINC:</text:p>
      <text:p text:style-name="P8">MOVX A,@DPTR</text:p>
      <text:p text:style-name="P8">INC A</text:p>
      <text:p text:style-name="P8">MOVX @DPTR, A</text:p>
      <text:p text:style-name="P8">RET</text:p>
      <text:p text:style-name="P8">STOP:NOP</text:p>
      <text:p text:style-name="P8"/>
      <text:p text:style-name="P8">16.</text:p>
      <text:p text:style-name="P6">MOV R2, #06h ;counter</text:p>
      <text:p text:style-name="P6">MOV R0, #0</text:p>
      <text:p text:style-name="P6">LOOP:</text:p>
      <text:p text:style-name="P6">MOVX A,@R0</text:p>
      <text:p text:style-name="P6">INC A</text:p>
      <text:p text:style-name="P6">MOVX @R0, A</text:p>
      <text:p text:style-name="P6">INC R0</text:p>
      <text:p text:style-name="P6">DJNZ R2, LOOP</text:p>
      <text:p text:style-name="P6"/>
      <text:p text:style-name="P6"/>
      <text:p text:style-name="P6"/>
      <text:p text:style-name="P8"><text:soft-page-break/>17.</text:p>
      <text:p text:style-name="P8">MOV R2, #06h ;counter</text:p>
      <text:p text:style-name="P8">MOV DPTR, #0100h</text:p>
      <text:p text:style-name="P8">LOOP:</text:p>
      <text:p text:style-name="P8">MOVX A,@DPTR</text:p>
      <text:p text:style-name="P8">INC A</text:p>
      <text:p text:style-name="P8">MOVX @DPTR, A</text:p>
      <text:p text:style-name="P8">INC DPTR</text:p>
      <text:p text:style-name="P8">DJNZ R2, LOOP</text:p>
      <text:p text:style-name="P8"/>
      <text:p text:style-name="P8">18.</text:p>
      <text:p text:style-name="P8">DEC TL0</text:p>
      <text:p text:style-name="P8">DEC TL1</text:p>
      <text:p text:style-name="P8">DEC TH0</text:p>
      <text:p text:style-name="P8">DEC TH1</text:p>
      <text:p text:style-name="P8"/>
      <text:p text:style-name="P8">19.</text:p>
      <text:p text:style-name="P6">MO<text:span text:style-name="T10">V</text:span> DPTR, #0123h</text:p>
      <text:p text:style-name="P6">ACALL EXT_DEC</text:p>
      <text:p text:style-name="P6">MOV DPTR, #01BDh</text:p>
      <text:p text:style-name="P6">ACALL EXT_DEC</text:p>
      <text:p text:style-name="P6">JMP STOP</text:p>
      <text:p text:style-name="P6">; decrement external memory location</text:p>
      <text:p text:style-name="P6">EXT_DEC:</text:p>
      <text:p text:style-name="P6">MOVX A,@DPTR</text:p>
      <text:p text:style-name="P6">DEC A</text:p>
      <text:p text:style-name="P6">MOVX @DPTR, A</text:p>
      <text:p text:style-name="P6">RET</text:p>
      <text:p text:style-name="P6">STOP:NOP</text:p>
      <text:p text:style-name="P6"/>
      <text:p text:style-name="P8">20.</text:p>
      <text:p text:style-name="P6">MOV R0, #45h</text:p>
      <text:p text:style-name="P6">ACALL EXT_DEC</text:p>
      <text:p text:style-name="P6">MOV R0, #46h</text:p>
      <text:p text:style-name="P6">ACALL EXT_DEC</text:p>
      <text:p text:style-name="P6">JMP STOP</text:p>
      <text:p text:style-name="P6">; decrement external memory location</text:p>
      <text:p text:style-name="P6">EXT_DEC:</text:p>
      <text:p text:style-name="P6">MOVX A,@R0</text:p>
      <text:p text:style-name="P6">DEC A</text:p>
      <text:p text:style-name="P6">MOVX @R0, A</text:p>
      <text:p text:style-name="P6">RET</text:p>
      <text:p text:style-name="P6">STOP:NOP</text:p>
      <text:p text:style-name="P6"/>
      <text:p text:style-name="P8">21.</text:p>
      <text:p text:style-name="P8">CLR C</text:p>
      <text:p text:style-name="P8">MOV B,15h; multiplicand</text:p>
      <text:p text:style-name="P8">MOV A, 22h; multiplier</text:p>
      <text:p text:style-name="P8">MUL AB</text:p>
      <text:p text:style-name="P8">MOV 19h, A</text:p>
      <text:p text:style-name="P8">JB OV ,NOC</text:p>
      <text:p text:style-name="P8">MOV 1Ah, B</text:p>
      <text:p text:style-name="P8">NOC:NOP</text:p>
      <text:p text:style-name="P6"/>
      <text:p text:style-name="P6"/>
      <text:p text:style-name="P8"><text:soft-page-break/>22.</text:p>
      <text:p text:style-name="P8">CLR C</text:p>
      <text:p text:style-name="P8">MOV A, R5; multiplier</text:p>
      <text:p text:style-name="P8">MOV B, R5; multiplier</text:p>
      <text:p text:style-name="P8">MUL AB</text:p>
      <text:p text:style-name="P8">MOV R1,A</text:p>
      <text:p text:style-name="P8">JB OV ,NOC</text:p>
      <text:p text:style-name="P8">MOV R0, B</text:p>
      <text:p text:style-name="P8">NOC:NOP</text:p>
      <text:p text:style-name="P8"/>
      <text:p text:style-name="P9"><text:span text:style-name="T10">23.</text:span></text:p>
      <text:p text:style-name="P6">CLR C</text:p>
      <text:p text:style-name="P6">MOV A, 3Eh ; dividend</text:p>
      <text:p text:style-name="P6">MOV B, #12h; divisor</text:p>
      <text:p text:style-name="P6">DIV AB</text:p>
      <text:p text:style-name="P6">MOV R4, A</text:p>
      <text:p text:style-name="P6">MOV R5, B</text:p>
      <text:p text:style-name="P6"/>
      <text:p text:style-name="P8">24.</text:p>
      <text:p text:style-name="P6">CLR C</text:p>
      <text:p text:style-name="P6">MOV R0, #7ch; external ram location</text:p>
      <text:p text:style-name="P6">MOV A, 15h ; dividend</text:p>
      <text:p text:style-name="P6">MOV B, #16h; divisor</text:p>
      <text:p text:style-name="P6">MOV @R0, A</text:p>
      <text:p text:style-name="P6"/>
      <text:p text:style-name="P8">25.</text:p>
      <text:p text:style-name="P6">;;;;DIVISION STEP</text:p>
      <text:p text:style-name="P6">CLR C</text:p>
      <text:p text:style-name="P6">MOV A, 13h ; dividend</text:p>
      <text:p text:style-name="P6">MOV B, #14h; divisor</text:p>
      <text:p text:style-name="P6">DIV AB</text:p>
      <text:p text:style-name="P6">MOV R5, B ; Move remainder to R5</text:p>
      <text:p text:style-name="P6">CLR C</text:p>
      <text:p text:style-name="P6">MOV B, #14h; get multiplier</text:p>
      <text:p text:style-name="P6">MUL AB</text:p>
      <text:p text:style-name="P6">ADD A, R5 ;add remainder</text:p>
      <text:p text:style-name="P6">MOV 13h, A ; restore 13h</text:p>
      <text:p text:style-name="P6"/>
      <text:p text:style-name="P8">26.</text:p>
      <text:p text:style-name="P6">ORG 0H</text:p>
      <text:p text:style-name="P6">MOV DPTR, #MYDATA</text:p>
      <text:p text:style-name="P6">MOV R4, #0h; counter</text:p>
      <text:p text:style-name="P6">MOV R2, #0 ;clear</text:p>
      <text:p text:style-name="P6">MOV R3, #0 ;clear</text:p>
      <text:p text:style-name="P6">LOOP:</text:p>
      <text:p text:style-name="P6">CLR C</text:p>
      <text:p text:style-name="P6">MOV A, R4</text:p>
      <text:p text:style-name="P6">MOVC A, @A+DPTR</text:p>
      <text:p text:style-name="P6">JZ STOP ; If we have reached the end of MYDATA stop</text:p>
      <text:p text:style-name="P6">ADD A, R2</text:p>
      <text:p text:style-name="P6">JNC NOC</text:p>
      <text:p text:style-name="P6">INC R3</text:p>
      <text:p text:style-name="P6">NOC:</text:p>
      <text:p text:style-name="P6">MOV R2, A</text:p>
      <text:p text:style-name="P6">INC R4</text:p>
      <text:p text:style-name="P6"><text:soft-page-break/>SJMP LOOP</text:p>
      <text:p text:style-name="P6">STOP:NOP</text:p>
      <text:p text:style-name="P7">ORG 250H</text:p>
      <text:p text:style-name="P7">MYDATA: DB 3, 94, 56, 92, 74, 65, 43, 23, 83, 0 ;Add extra zero to indicate end</text:p>
      <text:p text:style-name="P7"/>
      <text:p text:style-name="P8">27.</text:p>
      <text:p text:style-name="P8">ORG 0H</text:p>
      <text:p text:style-name="P8">MOV DPTR, #MYDATA</text:p>
      <text:p text:style-name="P8">MOV R5, #09h; remaining counter</text:p>
      <text:p text:style-name="P8">MOV R4, #0h; upcounter</text:p>
      <text:p text:style-name="P8">MOV R2, #0 ;clear</text:p>
      <text:p text:style-name="P8">MOV R3, #0 ;clear</text:p>
      <text:p text:style-name="P8">LOOP:</text:p>
      <text:p text:style-name="P8">CLR C</text:p>
      <text:p text:style-name="P8">MOV A, R5;</text:p>
      <text:p text:style-name="P8">JZ STOP ; If we have reached the end of MYDATA stop</text:p>
      <text:p text:style-name="P8">DEC R5</text:p>
      <text:p text:style-name="P8">MOV A, R4</text:p>
      <text:p text:style-name="P8">MOVC A, @A+DPTR</text:p>
      <text:p text:style-name="P8">ADD A, R2</text:p>
      <text:p text:style-name="P8">JNC NOC</text:p>
      <text:p text:style-name="P8">INC R3</text:p>
      <text:p text:style-name="P8">NOC:</text:p>
      <text:p text:style-name="P8">MOV R2, A</text:p>
      <text:p text:style-name="P8">INC R4</text:p>
      <text:p text:style-name="P8">SJMP LOOP</text:p>
      <text:p text:style-name="P8">STOP:NOP</text:p>
      <text:p text:style-name="P8">ORG 250H</text:p>
      <text:p text:style-name="P8">MYDATA: DB 1,8,1,1,0,5,0,1,0 ;Add extra zero to indicate end</text:p>
      <text:p text:style-name="P8"/>
      <text:p text:style-name="P8">28.</text:p>
      <text:p text:style-name="P8">MOV A, 84h</text:p>
      <text:p text:style-name="P8">ADD A,17h</text:p>
      <text:p text:style-name="P8">DA A</text:p>
      <text:p text:style-name="P8">MOV 17h,A</text:p>
      <text:p text:style-name="P8">MOV A, 84h</text:p>
      <text:p text:style-name="P8">ADD A,18h</text:p>
      <text:p text:style-name="P8">DA A</text:p>
      <text:p text:style-name="P6">MOV 18h,A</text:p>
      <text:p text:style-name="P6"/>
      <text:p text:style-name="P8">29.</text:p>
      <text:p text:style-name="P8">;;; Write values</text:p>
      <text:p text:style-name="P8">MOV R0, #40h; Address register</text:p>
      <text:p text:style-name="P8">MOV R1, #0Fh ; Counter</text:p>
      <text:p text:style-name="P8">LOOP_WRITE:</text:p>
      <text:p text:style-name="P8">MOV @R0, #55h</text:p>
      <text:p text:style-name="P8">INC R0</text:p>
      <text:p text:style-name="P8">DJNZ R1, LOOP_WRITE</text:p>
      <text:p text:style-name="P8">;;; Add values</text:p>
      <text:p text:style-name="P8">MOV 61h, #0; Zero higher bit</text:p>
      <text:p text:style-name="P8">MOV R0, #40h; Address register</text:p>
      <text:p text:style-name="P8">MOV R1, #0Fh ; Counter</text:p>
      <text:p text:style-name="P8">MOV A, #0;</text:p>
      <text:p text:style-name="P8">LOOP_ADD:</text:p>
      <text:p text:style-name="P8">ADD A, @R0</text:p>
      <text:p text:style-name="P8"><text:soft-page-break/>JNC NOC</text:p>
      <text:p text:style-name="P8">CLR C</text:p>
      <text:p text:style-name="P8">INC 61h</text:p>
      <text:p text:style-name="P8">NOC:</text:p>
      <text:p text:style-name="P8">DJNZ R1, LOOP_ADD</text:p>
      <text:p text:style-name="P8">MOV 60h, A</text:p>
      <text:p text:style-name="P8"/>
      <text:p text:style-name="P8">30.</text:p>
      <text:p text:style-name="P8">ORG 0h</text:p>
      <text:p text:style-name="P8">MOV R5, #3h; Counter</text:p>
      <text:p text:style-name="P8">MOv R4, #0; offset register</text:p>
      <text:p text:style-name="P8">LOOP:</text:p>
      <text:p text:style-name="P8">;; get FIRST</text:p>
      <text:p text:style-name="P8">MOV DPTR, #FIRST</text:p>
      <text:p text:style-name="P8">MOV A, R4</text:p>
      <text:p text:style-name="P8">MOVC A, @A+DPTR</text:p>
      <text:p text:style-name="P8">MOV R0,A</text:p>
      <text:p text:style-name="P8">;;Get SEC</text:p>
      <text:p text:style-name="P8">MOV DPTR, #SEC</text:p>
      <text:p text:style-name="P8">MOV A, R4</text:p>
      <text:p text:style-name="P8">MOVC A, @A+DPTR</text:p>
      <text:p text:style-name="P8">;;Add</text:p>
      <text:p text:style-name="P8">ADD A, R0</text:p>
      <text:p text:style-name="P8">JNC NOC</text:p>
      <text:p text:style-name="P8">CLR C</text:p>
      <text:p text:style-name="P8">INC 41h</text:p>
      <text:p text:style-name="P8">NOC:</text:p>
      <text:p text:style-name="P8">INC R4</text:p>
      <text:p text:style-name="P8">DJNZ R5, LOOP</text:p>
      <text:p text:style-name="P8">MOV 40h, A</text:p>
      <text:p text:style-name="P8">ORG 300H</text:p>
      <text:p text:style-name="P8">FIRST: DB 9Ah, 7Fh,89h</text:p>
      <text:p text:style-name="P8">SEC: DB 48h, 0BCh,34h</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4" text:outline-level="2">C<text:span text:style-name="T6">onclusion </text:span><text:span text:style-name="T7">: </text:span><text:span text:style-name="T8">Given 8051 programs were successfully written and executed</text:span></text:h>
      <text:p text:style-name="P17"/>
      <text:p text:style-name="P18">Deepraj Bhosale</text:p>
      <text:p text:style-name="P18">181105016</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Roboto Slab" svg:font-family="'Roboto Slab'"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2" style:list-style-name="" style:class="text">
      <style:paragraph-properties fo:margin-left="0.0693in" fo:margin-right="0in" fo:text-indent="0in" style:auto-text-indent="false"/>
      <style:text-properties style:font-name="Times New Roman" fo:font-family="'Times New Roman'" style:font-family-generic="roman" style:font-pitch="variable" fo:font-size="14pt" fo:language="en" fo:country="US" fo:font-weight="bold" style:font-name-asian="Times New Roman1" style:font-family-asian="'Times New Roman'" style:font-family-generic-asian="system" style:font-pitch-asian="variable" style:font-size-asian="14pt" style:language-asian="en" style:country-asian="US" style:font-weight-asian="bold" style:font-name-complex="Times New Roman1" style:font-family-complex="'Times New Roman'" style:font-family-generic-complex="system" style:font-pitch-complex="variable" style:font-size-complex="14pt" style:language-complex="ar" style:country-complex="SA" style:font-weight-complex="bold"/>
    </style:style>
    <style:style style:name="Heading_20_2" style:display-name="Heading 2" style:family="paragraph" style:parent-style-name="Standard" style:default-outline-level="3" style:list-style-name="" style:class="text">
      <style:paragraph-properties fo:margin-left="0.0693in" fo:margin-right="0in" fo:text-indent="0in" style:auto-text-indent="false"/>
      <style:text-properties style:font-name="Times New Roman" fo:font-family="'Times New Roman'"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2pt" style:language-complex="ar" style:country-complex="SA" style:font-weight-complex="bold"/>
    </style:style>
    <style:style style:name="Heading_20_3" style:display-name="Heading 3" style:family="paragraph" style:parent-style-name="Standard" style:default-outline-level="4" style:list-style-name="" style:class="text">
      <style:paragraph-properties fo:margin-left="0.0693in" fo:margin-right="0in" fo:text-indent="0in" style:auto-text-indent="false"/>
      <style:text-properties style:font-name="Times New Roman" fo:font-family="'Times New Roman'" style:font-family-generic="roman" style:font-pitch="variable" fo:font-size="12pt" fo:language="en" fo:country="US" fo:font-style="italic" fo:font-weight="bold" style:font-name-asian="Times New Roman1" style:font-family-asian="'Times New Roman'" style:font-family-generic-asian="system" style:font-pitch-asian="variable" style:font-size-asian="12pt" style:language-asian="en" style:country-asian="US" style:font-style-asian="italic" style:font-weight-asian="bold" style:font-name-complex="Times New Roman1" style:font-family-complex="'Times New Roman'" style:font-family-generic-complex="system" style:font-pitch-complex="variable" style:font-size-complex="12pt" style:language-complex="ar" style:country-complex="SA" style:font-style-complex="italic" style:font-weight-complex="bold"/>
    </style:style>
    <style:style style:name="List_20_Paragraph" style:display-name="List Paragraph" style:family="paragraph" style:parent-style-name="Standard" style:default-outline-level="">
      <style:paragraph-properties fo:margin-left="0.9465in" fo:margin-right="0in" fo:margin-top="0.1311in" fo:margin-bottom="0in" style:contextual-spacing="false" fo:text-indent="-0.2508in" style:auto-text-indent="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Header_20_and_20_Footer" style:class="extra">
      <style:paragraph-properties text:number-lines="false" text:line-number="0">
        <style:tab-stops>
          <style:tab-stop style:position="3.7402in" style:type="center"/>
          <style:tab-stop style:position="7.4807in" style:type="right"/>
        </style:tab-stops>
      </style:paragraph-properties>
    </style:style>
    <style:style style:name="Frame_20_contents" style:display-name="Frame contents" style:family="paragraph" style:parent-style-name="Standard" style:class="extra"/>
    <style:style style:name="Normal_20__28_Web_29_" style:display-name="Normal (Web)" style:family="paragraph" style:parent-style-name="Standard" style:default-outline-level="">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Table_20_Paragraph" style:display-name="Table Paragraph" style:family="paragraph" style:parent-style-name="Standard" style:default-outline-level="">
      <style:paragraph-properties fo:margin-left="0.039in" fo:margin-right="0in" fo:text-indent="0in" style:auto-text-indent="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0" style:display-name="ListLabel 10" style:family="text">
      <style:text-properties style:font-name="Times New Roman" fo:font-family="'Times New Roman'" style:font-family-generic="roman" style:font-pitch="variable" fo:font-size="12pt" fo:letter-spacing="-0.0047in" fo:language="en" fo:country="U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2pt" style:language-complex="ar" style:country-complex="SA" style:font-weight-complex="bold" style:text-scale="100%"/>
    </style:style>
    <style:style style:name="ListLabel_20_11" style:display-name="ListLabel 11" style:family="text">
      <style:text-properties fo:font-size="9.5pt" fo:language="en" fo:country="US" style:font-name-asian="Symbol" style:font-family-asian="Symbol" style:font-family-generic-asian="system" style:font-pitch-asian="variable" style:font-size-asian="9.5pt" style:language-asian="en" style:country-asian="US" style:font-name-complex="Symbol" style:font-family-complex="Symbol" style:font-family-generic-complex="system" style:font-pitch-complex="variable" style:font-size-complex="9.5pt" style:language-complex="ar" style:country-complex="SA" style:text-scale="102%"/>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 style:display-name="ListLabel 1" style:family="text">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text-scale="99%"/>
    </style:style>
    <style:style style:name="ListLabel_20_2" style:display-name="ListLabel 2" style:family="text">
      <style:text-properties style:font-name="Times New Roman" fo:font-family="'Times New Roman'" style:font-family-generic="roman" style:font-pitch="variable" fo:font-size="12pt" fo:letter-spacing="-0.0016in"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text-scale="100%"/>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0" style:num-format="i">
        <style:list-level-properties text:list-level-position-and-space-mode="label-alignment">
          <style:list-level-label-alignment text:label-followed-by="listtab" fo:text-indent="-0.1465in" fo:margin-left="0.2161in"/>
        </style:list-level-properties>
      </text:list-level-style-number>
      <text:list-level-style-bullet text:level="2" text:style-name="ListLabel_20_11" text:bullet-char="">
        <style:list-level-properties text:list-level-position-and-space-mode="label-alignment">
          <style:list-level-label-alignment text:label-followed-by="listtab" fo:text-indent="-0.2508in" fo:margin-left="0.9465in"/>
        </style:list-level-properties>
        <style:text-properties fo:font-family="Symbol" style:font-charset="x-symbol"/>
      </text:list-level-style-bullet>
      <text:list-level-style-bullet text:level="3" text:style-name="ListLabel_20_12" text:bullet-char="•">
        <style:list-level-properties text:list-level-position-and-space-mode="label-alignment">
          <style:list-level-label-alignment text:label-followed-by="listtab" fo:text-indent="-0.2508in" fo:margin-left="1.6398in"/>
        </style:list-level-properties>
      </text:list-level-style-bullet>
      <text:list-level-style-bullet text:level="4" text:style-name="ListLabel_20_13" text:bullet-char="•">
        <style:list-level-properties text:list-level-position-and-space-mode="label-alignment">
          <style:list-level-label-alignment text:label-followed-by="listtab" fo:text-indent="-0.2508in" fo:margin-left="2.3346in"/>
        </style:list-level-properties>
      </text:list-level-style-bullet>
      <text:list-level-style-bullet text:level="5" text:style-name="ListLabel_20_14" text:bullet-char="•">
        <style:list-level-properties text:list-level-position-and-space-mode="label-alignment">
          <style:list-level-label-alignment text:label-followed-by="listtab" fo:text-indent="-0.2508in" fo:margin-left="3.0299in"/>
        </style:list-level-properties>
      </text:list-level-style-bullet>
      <text:list-level-style-bullet text:level="6" text:style-name="ListLabel_20_15" text:bullet-char="•">
        <style:list-level-properties text:list-level-position-and-space-mode="label-alignment">
          <style:list-level-label-alignment text:label-followed-by="listtab" fo:text-indent="-0.2508in" fo:margin-left="3.7252in"/>
        </style:list-level-properties>
      </text:list-level-style-bullet>
      <text:list-level-style-bullet text:level="7" text:style-name="ListLabel_20_16" text:bullet-char="•">
        <style:list-level-properties text:list-level-position-and-space-mode="label-alignment">
          <style:list-level-label-alignment text:label-followed-by="listtab" fo:text-indent="-0.2508in" fo:margin-left="4.4201in"/>
        </style:list-level-properties>
      </text:list-level-style-bullet>
      <text:list-level-style-bullet text:level="8" text:style-name="ListLabel_20_17" text:bullet-char="•">
        <style:list-level-properties text:list-level-position-and-space-mode="label-alignment">
          <style:list-level-label-alignment text:label-followed-by="listtab" fo:text-indent="-0.2508in" fo:margin-left="5.1154in"/>
        </style:list-level-properties>
      </text:list-level-style-bullet>
      <text:list-level-style-bullet text:level="9" text:style-name="ListLabel_20_18" text:bullet-char="•">
        <style:list-level-properties text:list-level-position-and-space-mode="label-alignment">
          <style:list-level-label-alignment text:label-followed-by="listtab" fo:text-indent="-0.2508in" fo:margin-left="5.810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format="1" text:start-value="3">
        <style:list-level-properties text:list-level-position-and-space-mode="label-alignment">
          <style:list-level-label-alignment text:label-followed-by="listtab" fo:text-indent="-0.178in" fo:margin-left="0.2472in"/>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fo:text-indent="-0.1665in" fo:margin-left="0.6118in"/>
        </style:list-level-properties>
      </text:list-level-style-number>
      <text:list-level-style-bullet text:level="3" text:style-name="ListLabel_20_3" text:bullet-char="•">
        <style:list-level-properties text:list-level-position-and-space-mode="label-alignment">
          <style:list-level-label-alignment text:label-followed-by="listtab" fo:text-indent="-0.1665in" fo:margin-left="1.3429in"/>
        </style:list-level-properties>
      </text:list-level-style-bullet>
      <text:list-level-style-bullet text:level="4" text:style-name="ListLabel_20_4" text:bullet-char="•">
        <style:list-level-properties text:list-level-position-and-space-mode="label-alignment">
          <style:list-level-label-alignment text:label-followed-by="listtab" fo:text-indent="-0.1665in" fo:margin-left="2.0752in"/>
        </style:list-level-properties>
      </text:list-level-style-bullet>
      <text:list-level-style-bullet text:level="5" text:style-name="ListLabel_20_5" text:bullet-char="•">
        <style:list-level-properties text:list-level-position-and-space-mode="label-alignment">
          <style:list-level-label-alignment text:label-followed-by="listtab" fo:text-indent="-0.1665in" fo:margin-left="2.8075in"/>
        </style:list-level-properties>
      </text:list-level-style-bullet>
      <text:list-level-style-bullet text:level="6" text:style-name="ListLabel_20_6" text:bullet-char="•">
        <style:list-level-properties text:list-level-position-and-space-mode="label-alignment">
          <style:list-level-label-alignment text:label-followed-by="listtab" fo:text-indent="-0.1665in" fo:margin-left="3.5398in"/>
        </style:list-level-properties>
      </text:list-level-style-bullet>
      <text:list-level-style-bullet text:level="7" text:style-name="ListLabel_20_7" text:bullet-char="•">
        <style:list-level-properties text:list-level-position-and-space-mode="label-alignment">
          <style:list-level-label-alignment text:label-followed-by="listtab" fo:text-indent="-0.1665in" fo:margin-left="4.272in"/>
        </style:list-level-properties>
      </text:list-level-style-bullet>
      <text:list-level-style-bullet text:level="8" text:style-name="ListLabel_20_8" text:bullet-char="•">
        <style:list-level-properties text:list-level-position-and-space-mode="label-alignment">
          <style:list-level-label-alignment text:label-followed-by="listtab" fo:text-indent="-0.1665in" fo:margin-left="5.0043in"/>
        </style:list-level-properties>
      </text:list-level-style-bullet>
      <text:list-level-style-bullet text:level="9" text:style-name="ListLabel_20_9" text:bullet-char="•">
        <style:list-level-properties text:list-level-position-and-space-mode="label-alignment">
          <style:list-level-label-alignment text:label-followed-by="listtab" fo:text-indent="-0.1665in" fo:margin-left="5.736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margin-top="0in" fo:margin-bottom="0in" style:contextual-spacing="false" fo:line-height="5%"/>
      <style:text-properties fo:font-size="10pt" style:font-size-asian="10pt"/>
    </style:style>
    <style:style style:name="MP2" style:family="paragraph" style:parent-style-name="Text_20_body">
      <style:paragraph-properties fo:margin-left="0.0417in" fo:margin-right="0in" fo:margin-top="0in" fo:margin-bottom="0in" style:contextual-spacing="false" fo:line-height="0.1937in" fo:text-indent="0in" style:auto-text-indent="false"/>
    </style:style>
    <style:style style:name="M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7016in" style:num-format="1" style:print-orientation="portrait" fo:margin-top="0.5835in" fo:margin-bottom="0.1945in" fo:margin-left="0.5555in" fo:margin-right="0.5138in" style:writing-mode="lr-tb" style:layout-grid-color="#c0c0c0" style:layout-grid-lines="27746" style:layout-grid-base-height="0.0693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0.5709in" fo:margin-left="0.9307in" fo:margin-right="0.9165in" style:writing-mode="lr-tb" style:layout-grid-color="#c0c0c0" style:layout-grid-lines="23601" style:layout-grid-base-height="0.0693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374in" fo:margin-left="0in" fo:margin-right="0in" fo:margin-top="0.098in" style:dynamic-spacing="true"/>
      </style:footer-style>
    </style:page-layout>
  </office:automatic-styles>
  <office:master-styles>
    <style:master-page style:name="Standard" style:page-layout-name="Mpm1"/>
    <style:master-page style:name="Converted1" style:page-layout-name="Mpm2"/>
    <style:master-page style:name="Converted3" style:page-layout-name="Mpm2"/>
    <style:master-page style:name="Converted6" style:page-layout-name="Mpm3">
      <style:footer>
        <text:p text:style-name="MP1"><draw:frame draw:style-name="Mfr1" draw:name="Frame1" text:anchor-type="char" svg:x="4.1681in" svg:y="10.2772in" svg:width="0.1646in" svg:height="0.1945in" draw:z-index="0"><draw:text-box><text:p text:style-name="MP2"><text:page-number text:select-page="current">0</text:page-number></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4-18T20:05:49.434750932</meta:creation-date>
    <dc:date>2021-07-22T12:26:57.503516111</dc:date>
    <meta:editing-duration>PT1H14M37S</meta:editing-duration>
    <meta:editing-cycles>12</meta:editing-cycles>
    <meta:generator>LibreOffice/7.1.4.2$Linux_X86_64 LibreOffice_project/10$Build-2</meta:generator>
    <meta:document-statistic meta:table-count="0" meta:image-count="0" meta:object-count="0" meta:page-count="8" meta:paragraph-count="357" meta:word-count="1197" meta:character-count="5502" meta:non-whitespace-character-count="4661"/>
  </office:meta>
</office:document-meta>
</file>